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b850" officeooo:paragraph-rsid="000d948a"/>
    </style:style>
    <style:style style:name="P2" style:family="paragraph" style:parent-style-name="Standard">
      <style:text-properties officeooo:rsid="001cc57f" officeooo:paragraph-rsid="000d948a"/>
    </style:style>
    <style:style style:name="P3" style:family="paragraph" style:parent-style-name="Standard">
      <style:text-properties officeooo:rsid="001e66a6" officeooo:paragraph-rsid="000d948a"/>
    </style:style>
    <style:style style:name="P4" style:family="paragraph" style:parent-style-name="Standard">
      <style:text-properties officeooo:rsid="000d948a" officeooo:paragraph-rsid="000d948a"/>
    </style:style>
    <style:style style:name="P5" style:family="paragraph" style:parent-style-name="Standard">
      <style:text-properties officeooo:rsid="000dcedc" officeooo:paragraph-rsid="000dcedc"/>
    </style:style>
    <style:style style:name="P6" style:family="paragraph">
      <style:paragraph-properties fo:text-align="center"/>
    </style:style>
    <style:style style:name="T1" style:family="text">
      <style:text-properties fo:language="nl" fo:country="BE"/>
    </style:style>
    <style:style style:name="T2" style:family="text">
      <style:text-properties officeooo:rsid="000d948a"/>
    </style:style>
    <style:style style:name="T3" style:family="text">
      <style:text-properties officeooo:rsid="000dcedc"/>
    </style:style>
    <style:style style:name="T4" style:family="text">
      <style:text-properties officeooo:rsid="000e9341"/>
    </style:style>
    <style:style style:name="T5" style:family="text">
      <style:text-properties officeooo:rsid="00101470"/>
    </style:style>
    <style:style style:name="gr1" style:family="graphic">
      <style:graphic-properties draw:textarea-horizontal-align="justify" draw:textarea-vertical-align="middle" draw:auto-grow-height="false" fo:min-height="1.138cm" fo:min-width="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Pijlpunten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138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323cm" fo:min-width="3.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191cm" fo:min-width="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413cm" fo:min-width="4.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RC voertuig</text:span><text:tab/><text:span text:style-name="T2">aansturen via xbee</text:span><text:tab/><text:tab/>Ben De Lathouwer</text:p>
      <text:p text:style-name="P1"/>
      <text:p text:style-name="P1"/>
      <text:p text:style-name="P1"><text:span text:style-name="T1">Omschrijving</text:span> : <text:span text:style-name="T2">Fpga deel(VHDL):Mijn fpga gaat dienen als ground station.Onder ground station verstaan we een brod waarmee ik mijn helicopter op afstand mee kan bedienen.Eveneens ga ik hiermee een draadloze verbinding <text:s/>opzetten .Deze ga ik gebruiken om Vluchtdata mee te vusualiseren( onder vlucht data verstaan we bv de hoogte, snelheid, Richting,...).De visualisatie gaat gebeuren op een vga scherm( de visualisatie gaat in functie zijn van digitale project. De fpga interfacen met de xbee gaan zijn in functie van project project)</text:span></text:p>
      <text:p text:style-name="P1"/>
      <text:p text:style-name="P4">Vliegtuig gedeelte<text:span text:style-name="T3">( C )</text:span></text:p>
      <text:p text:style-name="P4">Deze gaat een bestuurings bort bevatten .Die de motoren gaan aansturen en de <text:s/>instrumenten gaat uitlezen .<text:span text:style-name="T3">En Deze telemetrie gaat doorgestraald worden met een xbee module .</text:span></text:p>
      <text:p text:style-name="P4"/>
      <text:p text:style-name="P3"/>
      <text:p text:style-name="P2"/>
      <text:p text:style-name="P2"><draw:custom-shape text:anchor-type="paragraph" draw:z-index="3" draw:style-name="gr4" svg:width="3.07cm" svg:height="1.324cm" svg:x="8.5cm" svg:y="0.409cm"><text:p>Xbee modullen .</text:p><text:p>Zender</text:p><text:p/><draw:enhanced-geometry svg:viewBox="0 0 21600 21600" draw:type="rectangle" draw:enhanced-path="M 0 0 L 21600 0 21600 21600 0 21600 0 0 Z N"/></draw:custom-shape>blokschema:</text:p>
      <text:p text:style-name="P2"><draw:custom-shape text:anchor-type="paragraph" draw:z-index="0" draw:style-name="gr1" svg:width="4.181cm" svg:height="1.138cm" svg:x="-0.363cm" svg:y="0.24cm"><text:p>Vga scherm </text:p><draw:enhanced-geometry svg:viewBox="0 0 21600 21600" draw:type="rectangle" draw:enhanced-path="M 0 0 L 21600 0 21600 21600 0 21600 0 0 Z N"/></draw:custom-shape><draw:custom-shape text:anchor-type="paragraph" draw:z-index="2" draw:style-name="gr3" svg:width="2.276cm" svg:height="1.138cm" svg:x="5.431cm" svg:y="0.187cm"><text:p>FPGA</text:p><draw:enhanced-geometry svg:viewBox="0 0 21600 21600" draw:type="rectangle" draw:enhanced-path="M 0 0 L 21600 0 21600 21600 0 21600 0 0 Z N"/></draw:custom-shape><draw:custom-shape text:anchor-type="paragraph" draw:z-index="12" draw:style-name="gr3" svg:width="2.276cm" svg:height="1.138cm" svg:x="5.431cm" svg:y="0.187cm"><text:p>FPGA</text:p><draw:enhanced-geometry svg:viewBox="0 0 21600 21600" draw:type="rectangle" draw:enhanced-path="M 0 0 L 21600 0 21600 21600 0 21600 0 0 Z N"/></draw:custom-shape><draw:custom-shape text:anchor-type="paragraph" draw:z-index="15" draw:style-name="gr3" svg:width="2.276cm" svg:height="1.138cm" svg:x="5.431cm" svg:y="0.187cm"><text:p>FPGA</text:p><draw:enhanced-geometry svg:viewBox="0 0 21600 21600" draw:type="rectangle" draw:enhanced-path="M 0 0 L 21600 0 21600 21600 0 21600 0 0 Z N"/></draw:custom-shape></text:p>
      <text:p text:style-name="P2"><draw:line text:anchor-type="paragraph" draw:z-index="1" draw:style-name="gr2" draw:text-style-name="P6" svg:x1="3.817cm" svg:y1="0.309cm" svg:x2="5.457cm" svg:y2="0.335cm"><text:p/></draw:line></text:p>
      <text:p text:style-name="P2"><draw:line text:anchor-type="paragraph" draw:z-index="4" draw:style-name="gr2" draw:text-style-name="P6" svg:x1="7.706cm" svg:y1="0.06cm" svg:x2="8.5cm" svg:y2="0.06cm"><text:p/></draw:line><draw:line text:anchor-type="paragraph" draw:z-index="6" draw:style-name="gr2" draw:text-style-name="P6" svg:x1="7.706cm" svg:y1="0.06cm" svg:x2="8.5cm" svg:y2="0.06cm"><text:p/></draw:line><draw:line text:anchor-type="paragraph" draw:z-index="7" draw:style-name="gr2" draw:text-style-name="P6" svg:x1="7.706cm" svg:y1="0.06cm" svg:x2="8.5cm" svg:y2="0.06cm"><text:p/></draw:line><draw:line text:anchor-type="paragraph" draw:z-index="11" draw:style-name="gr2" draw:text-style-name="P6" svg:x1="7.706cm" svg:y1="0.06cm" svg:x2="8.5cm" svg:y2="0.06cm"><text:p/></draw:line><draw:line text:anchor-type="paragraph" draw:z-index="13" draw:style-name="gr2" draw:text-style-name="P6" svg:x1="7.706cm" svg:y1="0.06cm" svg:x2="8.5cm" svg:y2="0.06cm"><text:p/></draw:line></text:p>
      <text:p text:style-name="P2"><draw:custom-shape text:anchor-type="paragraph" draw:z-index="5" draw:style-name="gr4" svg:width="3.07cm" svg:height="1.324cm" svg:x="-0.205cm" svg:y="0.42cm"><text:p>Xbee modullen .</text:p><text:p>ontvanger</text:p><text:p/><draw:enhanced-geometry svg:viewBox="0 0 21600 21600" draw:type="rectangle" draw:enhanced-path="M 0 0 L 21600 0 21600 21600 0 21600 0 0 Z N"/></draw:custom-shape><draw:custom-shape text:anchor-type="paragraph" draw:z-index="9" draw:style-name="gr5" svg:width="2.779cm" svg:height="1.191cm" svg:x="3.658cm" svg:y="0.473cm"><text:p>boordcomputer</text:p><draw:enhanced-geometry svg:viewBox="0 0 21600 21600" draw:type="rectangle" draw:enhanced-path="M 0 0 L 21600 0 21600 21600 0 21600 0 0 Z N"/></draw:custom-shape><draw:custom-shape text:anchor-type="paragraph" draw:z-index="10" draw:style-name="gr5" svg:width="2.779cm" svg:height="1.191cm" svg:x="3.658cm" svg:y="0.473cm"><text:p>boordcomputer</text:p><draw:enhanced-geometry svg:viewBox="0 0 21600 21600" draw:type="rectangle" draw:enhanced-path="M 0 0 L 21600 0 21600 21600 0 21600 0 0 Z N"/></draw:custom-shape></text:p>
      <text:p text:style-name="P2"><draw:custom-shape text:anchor-type="paragraph" draw:z-index="16" draw:style-name="gr6" svg:width="4.578cm" svg:height="1.414cm" svg:x="7.257cm" svg:y="0.028cm"><text:p>Telemetrie</text:p><text:p>En motor stuuring</text:p><draw:enhanced-geometry svg:viewBox="0 0 21600 21600" draw:type="rectangle" draw:enhanced-path="M 0 0 L 21600 0 21600 21600 0 21600 0 0 Z N"/></draw:custom-shape></text:p>
      <text:p text:style-name="P2"><draw:line text:anchor-type="paragraph" draw:z-index="8" draw:style-name="gr2" draw:text-style-name="P6" svg:x1="2.865cm" svg:y1="0.129cm" svg:x2="3.659cm" svg:y2="0.129cm"><text:p/></draw:line><draw:line text:anchor-type="paragraph" draw:z-index="14" draw:style-name="gr2" draw:text-style-name="P6" svg:x1="6.436cm" svg:y1="0.166cm" svg:x2="7.23cm" svg:y2="0.166cm"><text:p/></draw:line></text:p>
      <text:p text:style-name="P2"/>
      <text:p text:style-name="P2">kostenraming </text:p>
      <text:p text:style-name="P5">quadcopter <text:s/>500 euro</text:p>
      <text:p text:style-name="P5"><text:s/>fpga :80 euro</text:p>
      <text:p text:style-name="P5">Print 10 euro</text:p>
      <text:p text:style-name="P5">telemetrie:20 euro</text:p>
      <text:p text:style-name="P5">totaal:610 euro<text:span text:style-name="T4">qq</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Pijlpunten_20_1" draw:display-name="Pijlpunten 1"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57S</meta:editing-duration>
    <meta:editing-cycles>5</meta:editing-cycles>
    <meta:generator>LibreOffice/5.0.4.2$Windows_x86 LibreOffice_project/2b9802c1994aa0b7dc6079e128979269cf95bc78</meta:generator>
    <dc:date>2016-02-17T10:49:47.573000000</dc:date>
    <meta:document-statistic meta:table-count="0" meta:image-count="0" meta:object-count="0" meta:page-count="10" meta:paragraph-count="11" meta:word-count="134" meta:character-count="881" meta:non-whitespace-character-count="752"/>
    <meta:user-defined meta:name="Info 1"/>
    <meta:user-defined meta:name="Info 2"/>
    <meta:user-defined meta:name="Info 3"/>
    <meta:user-defined meta:name="Info 4"/>
  </office:meta>
</office:document-meta>
</file>